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ab 4</text:p>
      <text:p text:style-name="P1"/>
      <text:p text:style-name="P1">Brandon Sande</text:p>
      <text:p text:style-name="P1">Due: April 12, 2013</text:p>
      <text:p text:style-name="P1">Submitted: April 22, 2013</text:p>
      <text:p text:style-name="P1">A O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0:02:56</meta:creation-date>
    <dc:date>2013-04-22T08:30:38</dc:date>
    <meta:editing-duration>PT3M54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5" meta:word-count="14" meta:character-count="70" meta:non-whitespace-character-count="61"/>
  </office:meta>
</office:document-meta>
</file>